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Theta 1</text:p>
          </table:table-cell>
          <table:table-cell table:style-name="ce1" office:value-type="string" calcext:value-type="string">
            <text:p>Theta 2</text:p>
          </table:table-cell>
          <table:table-cell table:style-name="ce1" office:value-type="string" calcext:value-type="string">
            <text:p>sin theta 1</text:p>
          </table:table-cell>
          <table:table-cell table:style-name="ce1" office:value-type="string" calcext:value-type="string">
            <text:p>sin theta 2</text:p>
          </table:table-cell>
          <table:table-cell table:style-name="ce1" office:value-type="string" calcext:value-type="string">
            <text:p>n (glass)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SIN([.A2]*(PI()/180))" office:value-type="float" office:value="0.0871557427476582" calcext:value-type="float">
            <text:p>0.08716</text:p>
          </table:table-cell>
          <table:table-cell table:formula="of:=SIN([.B2]*(PI()/180))" office:value-type="float" office:value="0.121869343405147" calcext:value-type="float">
            <text:p>0.12187</text:p>
          </table:table-cell>
          <table:table-cell table:formula="of:=[.D2]/[.C2]" office:value-type="float" office:value="1.39829389966873" calcext:value-type="float">
            <text:p>1.3982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SIN([.A3]*(PI()/180))" office:value-type="float" office:value="0.17364817766693" calcext:value-type="float">
            <text:p>0.17365</text:p>
          </table:table-cell>
          <table:table-cell table:formula="of:=SIN([.B3]*(PI()/180))" office:value-type="float" office:value="0.258819045102521" calcext:value-type="float">
            <text:p>0.25882</text:p>
          </table:table-cell>
          <table:table-cell table:formula="of:=[.D3]/[.C3]" office:value-type="float" office:value="1.49047947741182" calcext:value-type="float">
            <text:p>1.4904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formula="of:=SIN([.A4]*(PI()/180))" office:value-type="float" office:value="0.258819045102521" calcext:value-type="float">
            <text:p>0.25882</text:p>
          </table:table-cell>
          <table:table-cell table:formula="of:=SIN([.B4]*(PI()/180))" office:value-type="float" office:value="0.390731128489274" calcext:value-type="float">
            <text:p>0.39073</text:p>
          </table:table-cell>
          <table:table-cell table:formula="of:=[.D4]/[.C4]" office:value-type="float" office:value="1.50966915257145" calcext:value-type="float">
            <text:p>1.5096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formula="of:=SIN([.A5]*(PI()/180))" office:value-type="float" office:value="0.342020143325669" calcext:value-type="float">
            <text:p>0.34202</text:p>
          </table:table-cell>
          <table:table-cell table:formula="of:=SIN([.B5]*(PI()/180))" office:value-type="float" office:value="0.515038074910054" calcext:value-type="float">
            <text:p>0.51504</text:p>
          </table:table-cell>
          <table:table-cell table:formula="of:=[.D5]/[.C5]" office:value-type="float" office:value="1.50587058967354" calcext:value-type="float">
            <text:p>1.5058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.5" calcext:value-type="float">
            <text:p>40.5</text:p>
          </table:table-cell>
          <table:table-cell table:formula="of:=SIN([.A6]*(PI()/180))" office:value-type="float" office:value="0.422618261740699" calcext:value-type="float">
            <text:p>0.42262</text:p>
          </table:table-cell>
          <table:table-cell table:formula="of:=SIN([.B6]*(PI()/180))" office:value-type="float" office:value="0.649448048330184" calcext:value-type="float">
            <text:p>0.64945</text:p>
          </table:table-cell>
          <table:table-cell table:formula="of:=[.D6]/[.C6]" office:value-type="float" office:value="1.53672500013418" calcext:value-type="float">
            <text:p>1.5367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.5" calcext:value-type="float">
            <text:p>50.5</text:p>
          </table:table-cell>
          <table:table-cell table:formula="of:=SIN([.A7]*(PI()/180))" office:value-type="float" office:value="0.5" calcext:value-type="float">
            <text:p>0.50000</text:p>
          </table:table-cell>
          <table:table-cell table:formula="of:=SIN([.B7]*(PI()/180))" office:value-type="float" office:value="0.77162458338772" calcext:value-type="float">
            <text:p>0.77162</text:p>
          </table:table-cell>
          <table:table-cell table:formula="of:=[.D7]/[.C7]" office:value-type="float" office:value="1.54324916677544" calcext:value-type="float">
            <text:p>1.5432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table:formula="of:=SIN([.A8]*(PI()/180))" office:value-type="float" office:value="0.573576436351046" calcext:value-type="float">
            <text:p>0.57358</text:p>
          </table:table-cell>
          <table:table-cell table:formula="of:=SIN([.B8]*(PI()/180))" office:value-type="float" office:value="0.882947592858927" calcext:value-type="float">
            <text:p>0.88295</text:p>
          </table:table-cell>
          <table:table-cell table:formula="of:=[.D8]/[.C8]" office:value-type="float" office:value="1.53937215147126" calcext:value-type="float">
            <text:p>1.5393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2.5" calcext:value-type="float">
            <text:p>82.5</text:p>
          </table:table-cell>
          <table:table-cell table:formula="of:=SIN([.A9]*(PI()/180))" office:value-type="float" office:value="0.642787609686539" calcext:value-type="float">
            <text:p>0.64279</text:p>
          </table:table-cell>
          <table:table-cell table:formula="of:=SIN([.B9]*(PI()/180))" office:value-type="float" office:value="0.99144486137381" calcext:value-type="float">
            <text:p>0.99144</text:p>
          </table:table-cell>
          <table:table-cell table:formula="of:=[.D9]/[.C9]" office:value-type="float" office:value="1.54241439385756" calcext:value-type="float">
            <text:p>1.54241</text:p>
          </table:table-cell>
          <table:table-cell/>
        </table:table-row>
        <table:table-row table:style-name="ro2" table:number-rows-repeated="2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 office:value-type="string" calcext:value-type="string">
            <text:p>Average n</text:p>
          </table:table-cell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Default" table:formula="of:=AVERAGE([.E2:.E9])" office:value-type="float" office:value="1.5082592289455" calcext:value-type="float">
            <text:p>1.5082592289</text:p>
          </table:table-cell>
          <table:table-cell table:formula="of:=STDEV([.E2:.E9])" office:value-type="float" office:value="0.0486758546872261" calcext:value-type="float">
            <text:p>0.04867585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5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8:42:35.302835919</meta:creation-date>
    <dc:date>2014-04-01T21:30:45.325712569</dc:date>
    <meta:editing-duration>PT2H17M49S</meta:editing-duration>
    <meta:editing-cycles>1</meta:editing-cycles>
    <meta:document-statistic meta:table-count="1" meta:cell-count="48" meta:object-count="0"/>
    <meta:generator>LibreOffice/4.1.3.2$Linux_x86 LibreOffice_project/410m0$Build-2</meta:generator>
  </office:meta>
</office:document-meta>
</file>